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
      <style:text-properties fo:color="#3465a4" style:font-name="Linux Libertine O" fo:font-weight="bold" style:font-weight-asian="bold" style:font-weight-complex="bold"/>
    </style:style>
    <style:style style:name="P2" style:family="paragraph" style:parent-style-name="Heading">
      <style:text-properties fo:color="#3465a4" style:font-name="Linux Libertine O" fo:font-size="14pt" fo:font-weight="bold" style:font-name-asian="Noto Sans CJK SC Regular" style:font-size-asian="14pt" style:font-weight-asian="bold" style:font-name-complex="FreeSans" style:font-size-complex="14pt" style:font-weight-complex="bold"/>
    </style:style>
    <style:style style:name="P3" style:family="paragraph" style:parent-style-name="Standard">
      <style:text-properties style:font-name="Linux Libertine O"/>
    </style:style>
    <style:style style:name="P4" style:family="paragraph" style:parent-style-name="Standard">
      <style:text-properties style:font-name="Linux Libertine O" officeooo:rsid="0010b8ec" officeooo:paragraph-rsid="0010b8ec"/>
    </style:style>
    <style:style style:name="P5" style:family="paragraph" style:parent-style-name="Standard">
      <style:text-properties style:font-name="Linux Libertine O" officeooo:rsid="0010b024" officeooo:paragraph-rsid="0010b024"/>
    </style:style>
    <style:style style:name="P6" style:family="paragraph" style:parent-style-name="Standard">
      <style:text-properties style:font-name="Linux Libertine O" officeooo:rsid="001fd2e8" officeooo:paragraph-rsid="001fd2e8"/>
    </style:style>
    <style:style style:name="P7" style:family="paragraph" style:parent-style-name="Standard">
      <style:text-properties style:font-name="Linux Libertine O" officeooo:rsid="001fd2e8" officeooo:paragraph-rsid="0029564d"/>
    </style:style>
    <style:style style:name="P8" style:family="paragraph" style:parent-style-name="Standard">
      <style:text-properties style:font-name="Linux Libertine O" officeooo:rsid="0029564d" officeooo:paragraph-rsid="0029564d"/>
    </style:style>
    <style:style style:name="P9" style:family="paragraph" style:parent-style-name="Standard">
      <style:text-properties style:font-name="Linux Libertine O" officeooo:rsid="002a69a8" officeooo:paragraph-rsid="002a69a8"/>
    </style:style>
    <style:style style:name="P10" style:family="paragraph" style:parent-style-name="Standard">
      <style:text-properties officeooo:paragraph-rsid="0029564d"/>
    </style:style>
    <style:style style:name="P11" style:family="paragraph" style:parent-style-name="Standard">
      <style:text-properties officeooo:rsid="002a69a8" officeooo:paragraph-rsid="002a69a8"/>
    </style:style>
    <style:style style:name="P12" style:family="paragraph" style:parent-style-name="Heading_20_1">
      <style:text-properties fo:color="#004586" style:font-name="Linux Libertine O" fo:font-size="18.2000007629395pt" style:font-size-asian="18.2000007629395pt" style:font-size-complex="18.2000007629395pt" style:font-weight-complex="600"/>
    </style:style>
    <style:style style:name="T1" style:family="text">
      <style:text-properties officeooo:rsid="0010b8ec"/>
    </style:style>
    <style:style style:name="T2" style:family="text">
      <style:text-properties officeooo:rsid="001fd2e8"/>
    </style:style>
    <style:style style:name="T3" style:family="text">
      <style:text-properties officeooo:rsid="0021c9c2"/>
    </style:style>
    <style:style style:name="T4" style:family="text">
      <style:text-properties officeooo:rsid="002420b9"/>
    </style:style>
    <style:style style:name="T5" style:family="text">
      <style:text-properties officeooo:rsid="0029564d"/>
    </style:style>
    <style:style style:name="T6" style:family="text">
      <style:text-properties fo:color="#3465a4" style:font-name="Linux Libertine O" fo:font-weight="bold" style:font-weight-asian="bold" style:font-weight-complex="bold"/>
    </style:style>
    <style:style style:name="T7" style:family="text">
      <style:text-properties fo:color="#3465a4" style:font-name="Linux Libertine O" fo:font-size="14pt" fo:font-weight="bold" style:font-name-asian="Noto Sans CJK SC Regular" style:font-size-asian="14pt" style:font-weight-asian="bold" style:font-name-complex="FreeSans" style:font-size-complex="14pt" style:font-weight-complex="bold"/>
    </style:style>
    <style:style style:name="T8" style:family="text">
      <style:text-properties fo:color="#3465a4" style:font-name="Linux Libertine O" fo:font-size="14pt" fo:font-weight="bold" officeooo:rsid="0029564d" style:font-name-asian="Noto Sans CJK SC Regular" style:font-size-asian="14pt" style:font-weight-asian="bold" style:font-name-complex="FreeSans" style:font-size-complex="14pt" style:font-weight-complex="bold"/>
    </style:style>
    <style:style style:name="T9" style:family="text">
      <style:text-properties fo:color="#3465a4" style:font-name="Linux Libertine O" fo:font-size="14pt" fo:font-weight="bold" officeooo:rsid="00165056" style:font-name-asian="Noto Sans CJK SC Regular" style:font-size-asian="14pt" style:font-weight-asian="bold" style:font-name-complex="FreeSans" style:font-size-complex="14pt" style:font-weight-complex="bold"/>
    </style:style>
    <style:style style:name="T10" style:family="text">
      <style:text-properties style:font-name="Linux Libertine O"/>
    </style:style>
    <style:style style:name="T11" style:family="text">
      <style:text-properties style:font-name="Linux Libertine O" officeooo:rsid="001fd2e8"/>
    </style:style>
    <style:style style:name="T12" style:family="text">
      <style:text-properties style:font-name="Linux Libertine O" officeooo:rsid="002589fc"/>
    </style:style>
    <style:style style:name="T13" style:family="text">
      <style:text-properties style:font-name="Linux Libertine O" officeooo:rsid="002787e0"/>
    </style:style>
    <style:style style:name="T14" style:family="text">
      <style:text-properties style:font-name="Linux Libertine O" officeooo:rsid="002a69a8"/>
    </style:style>
    <style:style style:name="T15" style:family="text">
      <style:text-properties officeooo:rsid="002a69a8"/>
    </style:style>
    <style:style style:name="T16" style:family="text">
      <style:text-properties officeooo:rsid="002c8f2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span text:style-name="T2">Chocolate cheesecake</text:span> (<text:span text:style-name="T2">4</text:span> portions; <text:span text:style-name="T16">1hr</text:span>)</text:h>
      <text:p text:style-name="Standard"><text:span text:style-name="T14">With </text:span><text:span text:style-name="T10">a good proportion of biscuit base.</text:span></text:p>
      <text:p text:style-name="P3"/>
      <text:p text:style-name="P1">For the <text:span text:style-name="T2">pots </text:span><text:span text:style-name="T5">and pans</text:span></text:p>
      <text:p text:style-name="P6">4 rammekins</text:p>
      <text:p text:style-name="P8">1 small saucepan</text:p>
      <text:p text:style-name="P8">1 microwaveable jug (glass/pyrex is best)</text:p>
      <text:p text:style-name="P9">numerous teaspoons</text:p>
      <text:p text:style-name="P4"/>
      <text:p text:style-name="Heading"><text:span text:style-name="T6">For the </text:span><text:span text:style-name="T8">base</text:span></text:p>
      <text:p text:style-name="P6"><text:span text:style-name="T5">14-</text:span>16 plain digestive biscuits</text:p>
      <text:p text:style-name="P6">3 tbsp butter</text:p>
      <text:p text:style-name="P6"/>
      <text:p text:style-name="P6"/>
      <text:p text:style-name="P8">Put the biscuits into a strong food bag and bash the with a rolling pin until it is crumbs. Some rolling of the edges is also helpful. Make sure not to tear or break holes in the bag.</text:p>
      <text:p text:style-name="P8"/>
      <text:p text:style-name="P8">Heat the butter on low heat until melted. Pour in the biscuit crumbs and mix well.</text:p>
      <text:p text:style-name="P8"/>
      <text:p text:style-name="P8">Tip the mixture into the rammekins. Press down with a pusher until compact and flat on the top.</text:p>
      <text:p text:style-name="P8"/>
      <text:p text:style-name="P2">For the<text:span text:style-name="T1"> </text:span>topping</text:p>
      <text:p text:style-name="P7">½ <text:span text:style-name="T4">tub</text:span>/<text:span text:style-name="T3">125g </text:span>mascarpone</text:p>
      <text:p text:style-name="P10"><text:span text:style-name="T11">1</text:span><text:span text:style-name="T12">00g</text:span><text:span text:style-name="T11"> dark chocolate </text:span><text:span text:style-name="T13">(cheap </text:span><text:span text:style-name="T14">chocolate</text:span><text:span text:style-name="T13"> work</text:span><text:span text:style-name="T14">s</text:span><text:span text:style-name="T13"> fine)</text:span></text:p>
      <text:p text:style-name="P11"><text:span text:style-name="T13">O</text:span><text:span text:style-name="T10">ptional: ½ tsp instant espresso powder</text:span></text:p>
      <text:p text:style-name="P5"/>
      <text:p text:style-name="P5"/>
      <text:p text:style-name="P8">Break the chocolate into pieces into the jug. Microwave for 30 seconds, check that nothing untoward has occurred, and repeat until the chocolate is getting quite melty (it’s ok for there still to be some lumps). It may need a bit of a stir from time to time.<text:line-break/>Stop if it’s starting to dry out or burn.</text:p>
      <text:p text:style-name="P8"/>
      <text:p text:style-name="P8">Add a couple of teapsoons of mascarpone and microwave for about 10 seconds. Stir gently into the chocolate as much as possible, don’t let too many lumps accumulate.<text:line-break/>Repeat until all the mascarpone has been added. <text:span text:style-name="T15">If using the espresso powser, add once about half the mascarpone has been added to make sure it is mixed through well.</text:span></text:p>
      <text:p text:style-name="P8"/>
      <text:p text:style-name="P8">Pour the mixture on top of <text:span text:style-name="T15">the biscuit bases. Leave to stand for about 30min, then cover with cling film and refrigerate.</text:span></text:p>
      <text:p text:style-name="P5"/>
      <text:p text:style-name="Heading"><text:span text:style-name="T9">For</text:span><text:span text:style-name="T7"> </text:span><text:span text:style-name="T8">the finishing</text:span></text:p>
      <text:p text:style-name="P9">Refrigerate for at least 2 hours, can be kept in the fridge for a couple of days. If it’s been in a while, take them out from the fridge about 15min before eating so the top isn’t too hard.</text:p>
      <text:p text:style-name="P9"/>
      <text:p text:style-name="P9">Before serving, top with a bit of cocoa powd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9T13:41:09.314438554</meta:creation-date>
    <dc:date>2021-07-26T13:21:42.376229451</dc:date>
    <meta:editing-duration>PT27M4S</meta:editing-duration>
    <meta:editing-cycles>20</meta:editing-cycles>
    <meta:generator>LibreOffice/6.4.7.2$Linux_X86_64 LibreOffice_project/40$Build-2</meta:generator>
    <meta:document-statistic meta:table-count="0" meta:image-count="0" meta:object-count="0" meta:page-count="1" meta:paragraph-count="23" meta:word-count="319" meta:character-count="1727" meta:non-whitespace-character-count="1431"/>
  </office:meta>
</office:document-meta>
</file>